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M Mono Prop Light 10" svg:font-family="'LM Mono Prop Light 10'"/>
    <style:font-face style:name="LM Mono Prop Light 101" svg:font-family="'LM Mono Prop Light 10'" style:font-pitch="variable"/>
    <style:font-face style:name="Lobster 1.4" svg:font-family="'Lobster 1.4'"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itle">
      <style:paragraph-properties fo:margin-top="0.1201in" fo:margin-bottom="0.0201in" style:contextual-spacing="false" fo:text-align="center" style:justify-single-word="false"/>
      <style:text-properties style:font-name="Lobster 1.4" fo:font-size="16pt" officeooo:paragraph-rsid="0019af86" style:font-size-asian="16pt" style:font-size-complex="16pt"/>
    </style:style>
    <style:style style:name="P2" style:family="paragraph" style:parent-style-name="Footer">
      <style:text-properties style:font-name="LM Mono Prop Light 101" fo:font-size="10pt" fo:font-weight="bold" officeooo:paragraph-rsid="0019af86" style:font-size-asian="10pt" style:font-weight-asian="bold" style:font-size-complex="10pt" style:font-weight-complex="bold"/>
    </style:style>
    <style:style style:name="P3" style:family="paragraph" style:parent-style-name="Text_20_body">
      <style:paragraph-properties fo:margin-top="0in" fo:margin-bottom="0in" style:contextual-spacing="false" fo:line-height="115%" fo:padding="0in" fo:border="none" style:shadow="none" style:writing-mode="lr-tb"/>
      <style:text-properties style:font-name="LM Mono Prop Light 101" fo:font-size="10pt" fo:font-weight="bold" officeooo:rsid="001ae046" officeooo:paragraph-rsid="0026c7e7" style:font-size-asian="10pt" style:font-weight-asian="bold" style:font-size-complex="10pt" style:font-weight-complex="bold"/>
    </style:style>
    <style:style style:name="P4" style:family="paragraph" style:parent-style-name="Standard">
      <style:paragraph-properties fo:line-height="115%" fo:break-before="auto" fo:break-after="auto" fo:padding="0in" fo:border="none" style:shadow="none" style:writing-mode="lr-tb"/>
      <style:text-properties fo:color="#000000" style:font-name="LM Mono Prop Light 101" fo:font-style="italic" officeooo:paragraph-rsid="0019af86" style:font-style-asian="italic" style:font-style-complex="italic"/>
    </style:style>
    <style:style style:name="P5" style:family="paragraph" style:parent-style-name="Standard">
      <style:paragraph-properties fo:line-height="115%" fo:break-before="auto" fo:break-after="auto" fo:padding="0in" fo:border="none" style:shadow="none" style:writing-mode="lr-tb"/>
      <style:text-properties fo:color="#000000" style:font-name="LM Mono Prop Light 101" officeooo:paragraph-rsid="0019af86"/>
    </style:style>
    <style:style style:name="P6" style:family="paragraph" style:parent-style-name="Standard">
      <style:paragraph-properties fo:line-height="115%" fo:text-align="justify" style:justify-single-word="false" fo:break-before="auto" fo:break-after="auto" fo:padding="0in" fo:border="none" style:shadow="none" style:writing-mode="lr-tb"/>
      <style:text-properties fo:color="#000000" style:font-name="LM Mono Prop Light 101" officeooo:paragraph-rsid="0019af86"/>
    </style:style>
    <style:style style:name="P7" style:family="paragraph" style:parent-style-name="Standard">
      <style:paragraph-properties fo:line-height="115%" fo:break-before="auto" fo:break-after="auto" fo:padding="0in" fo:border="none" style:shadow="none" style:writing-mode="lr-tb"/>
      <style:text-properties fo:color="#000000" style:font-name="LM Mono Prop Light 101" fo:font-weight="bold" officeooo:rsid="0019af86" officeooo:paragraph-rsid="0019af86" style:font-weight-asian="bold" style:font-weight-complex="bold"/>
    </style:style>
    <style:style style:name="P8" style:family="paragraph" style:parent-style-name="Standard">
      <style:paragraph-properties fo:line-height="115%" fo:break-before="auto" fo:break-after="auto" fo:padding="0in" fo:border="none" style:shadow="none" style:writing-mode="lr-tb"/>
      <style:text-properties fo:color="#000000" style:font-name="LM Mono Prop Light 101" fo:font-weight="bold" style:font-weight-asian="bold" style:font-weight-complex="bold"/>
    </style:style>
    <style:style style:name="P9" style:family="paragraph" style:parent-style-name="Standard">
      <style:paragraph-properties fo:line-height="115%" fo:break-before="auto" fo:break-after="auto" fo:padding="0in" fo:border="none" style:shadow="none" style:writing-mode="lr-tb"/>
      <style:text-properties fo:color="#000000" officeooo:paragraph-rsid="001947f5"/>
    </style:style>
    <style:style style:name="P10" style:family="paragraph" style:parent-style-name="Standard">
      <style:paragraph-properties fo:line-height="115%" fo:text-align="justify" style:justify-single-word="false" fo:break-before="auto" fo:break-after="auto" fo:padding="0in" fo:border="none" style:shadow="none" style:writing-mode="lr-tb"/>
      <style:text-properties fo:color="#000000" officeooo:paragraph-rsid="001947f5"/>
    </style:style>
    <style:style style:name="P11" style:family="paragraph" style:parent-style-name="Standard">
      <style:paragraph-properties fo:line-height="115%" fo:break-before="auto" fo:break-after="auto" style:writing-mode="lr-tb"/>
      <style:text-properties fo:color="#000000" fo:font-size="4pt" style:font-size-asian="3.5pt" style:font-size-complex="4pt"/>
    </style:style>
    <style:style style:name="P12" style:family="paragraph" style:parent-style-name="Standard">
      <style:paragraph-properties fo:line-height="115%" fo:padding="0in" fo:border="none" style:shadow="none" style:writing-mode="lr-tb"/>
      <style:text-properties fo:color="#000000" style:font-name="LM Mono Prop Light 101" fo:font-style="italic" officeooo:paragraph-rsid="001e5f24" style:font-style-asian="italic" style:font-style-complex="italic"/>
    </style:style>
    <style:style style:name="P13" style:family="paragraph" style:parent-style-name="Standard">
      <style:paragraph-properties fo:line-height="115%" fo:padding="0in" fo:border="none" style:shadow="none" style:writing-mode="lr-tb"/>
      <style:text-properties fo:color="#000000" style:font-name="LM Mono Prop Light 101" fo:font-style="italic" officeooo:paragraph-rsid="0026c7e7" style:font-style-asian="italic" style:font-style-complex="italic"/>
    </style:style>
    <style:style style:name="P14" style:family="paragraph" style:parent-style-name="Standard">
      <style:paragraph-properties fo:line-height="115%" fo:padding="0in" fo:border="none" style:shadow="none" style:writing-mode="lr-tb"/>
      <style:text-properties fo:color="#000000" style:font-name="LM Mono Prop Light 101" fo:font-style="italic" officeooo:rsid="001e5f24" officeooo:paragraph-rsid="001e5f24" style:font-style-asian="italic" style:font-style-complex="italic"/>
    </style:style>
    <style:style style:name="P15" style:family="paragraph" style:parent-style-name="Standard">
      <style:paragraph-properties fo:line-height="100%" fo:text-align="justify" style:justify-single-word="false" fo:padding="0in" fo:border="none" style:shadow="none" style:writing-mode="lr-tb"/>
      <style:text-properties fo:color="#000000" style:font-name="LM Mono Prop Light 101" fo:font-size="11pt" style:font-size-asian="11pt" style:font-size-complex="11pt"/>
    </style:style>
    <style:style style:name="P16" style:family="paragraph" style:parent-style-name="Standard">
      <style:paragraph-properties fo:line-height="115%" fo:padding="0in" fo:border="none" style:shadow="none" style:writing-mode="lr-tb"/>
      <style:text-properties fo:color="#000000" style:font-name="LM Mono Prop Light 101" fo:font-size="11pt" fo:font-style="italic" officeooo:rsid="001e5f24" officeooo:paragraph-rsid="001e5f24" style:font-name-asian="Arial" style:font-size-asian="11pt" style:font-style-asian="italic" style:font-name-complex="Arial" style:font-size-complex="11pt" style:font-style-complex="italic"/>
    </style:style>
    <style:style style:name="P17" style:family="paragraph" style:parent-style-name="Standard">
      <style:paragraph-properties fo:line-height="100%" fo:text-align="justify" style:justify-single-word="false" fo:padding="0in" fo:border="none" style:shadow="none" style:writing-mode="lr-tb"/>
      <style:text-properties fo:color="#000000" style:font-name="LM Mono Prop Light 101" fo:font-size="4pt" style:font-size-asian="3.5pt" style:font-size-complex="4pt"/>
    </style:style>
    <style:style style:name="P18" style:family="paragraph" style:parent-style-name="Standard">
      <style:paragraph-properties fo:line-height="115%" fo:text-align="justify" style:justify-single-word="false" fo:padding="0in" fo:border="none" style:shadow="none" style:writing-mode="lr-tb"/>
      <style:text-properties fo:color="#000000" style:font-name="LM Mono Prop Light 101" fo:font-size="4pt" officeooo:paragraph-rsid="001947f5" style:font-size-asian="3.5pt" style:font-size-complex="4pt"/>
    </style:style>
    <style:style style:name="P19" style:family="paragraph" style:parent-style-name="Standard">
      <style:paragraph-properties fo:line-height="115%" fo:padding="0in" fo:border="none" style:shadow="none" style:writing-mode="lr-tb"/>
      <style:text-properties fo:color="#000000" style:font-name="LM Mono Prop Light 101" fo:font-size="4pt" fo:font-style="italic" officeooo:rsid="001e5f24" officeooo:paragraph-rsid="001e5f24" style:font-name-asian="Arial" style:font-size-asian="3.5pt" style:font-style-asian="italic" style:font-name-complex="Arial" style:font-size-complex="4pt" style:font-style-complex="italic"/>
    </style:style>
    <style:style style:name="P20" style:family="paragraph" style:parent-style-name="Standard">
      <style:paragraph-properties fo:line-height="115%" fo:padding="0in" fo:border="none" style:shadow="none" style:writing-mode="lr-tb"/>
      <style:text-properties fo:color="#000000" style:font-name="LM Mono Prop Light 101" fo:font-size="4pt" fo:font-style="italic" officeooo:paragraph-rsid="001e5f24" style:font-size-asian="3.5pt" style:font-style-asian="italic" style:font-size-complex="4pt" style:font-style-complex="italic"/>
    </style:style>
    <style:style style:name="P21" style:family="paragraph" style:parent-style-name="Standard">
      <style:paragraph-properties fo:line-height="115%" fo:padding="0in" fo:border="none" style:shadow="none" style:writing-mode="lr-tb"/>
      <style:text-properties fo:color="#000000" style:font-name="LM Mono Prop Light 101" fo:font-size="4pt" fo:font-style="italic" officeooo:rsid="001e5f24" officeooo:paragraph-rsid="001e5f24" style:font-size-asian="3.5pt" style:font-style-asian="italic" style:font-size-complex="4pt" style:font-style-complex="italic"/>
    </style:style>
    <style:style style:name="P22" style:family="paragraph" style:parent-style-name="Standard">
      <style:paragraph-properties fo:line-height="115%" fo:padding="0in" fo:border="none" style:shadow="none" style:writing-mode="lr-tb"/>
      <style:text-properties fo:color="#000000" style:font-name="LM Mono Prop Light 101" fo:font-size="4pt" officeooo:rsid="001e5f24" officeooo:paragraph-rsid="001e5f24" style:font-name-asian="Arial" style:font-size-asian="3.5pt" style:font-name-complex="Arial" style:font-size-complex="4pt"/>
    </style:style>
    <style:style style:name="P23" style:family="paragraph" style:parent-style-name="Standard">
      <style:paragraph-properties fo:line-height="115%" fo:padding="0in" fo:border="none" style:shadow="none" style:writing-mode="lr-tb"/>
      <style:text-properties fo:color="#000000" style:font-name="LM Mono Prop Light 101" fo:font-weight="normal" officeooo:paragraph-rsid="0019af86" style:font-weight-asian="normal" style:font-weight-complex="normal"/>
    </style:style>
    <style:style style:name="P24" style:family="paragraph" style:parent-style-name="Standard">
      <style:paragraph-properties fo:line-height="115%" fo:padding="0in" fo:border="none" style:shadow="none" style:writing-mode="lr-tb"/>
      <style:text-properties fo:color="#000000" style:font-name="LM Mono Prop Light 101" officeooo:paragraph-rsid="001947f5"/>
    </style:style>
    <style:style style:name="P25" style:family="paragraph" style:parent-style-name="Standard">
      <style:paragraph-properties fo:line-height="115%" fo:padding="0in" fo:border="none" style:shadow="none" style:writing-mode="lr-tb"/>
      <style:text-properties fo:color="#000000" officeooo:paragraph-rsid="001947f5"/>
    </style:style>
    <style:style style:name="P26" style:family="paragraph" style:parent-style-name="Standard">
      <style:paragraph-properties fo:line-height="115%" fo:padding="0in" fo:border="none" style:shadow="none" style:writing-mode="lr-tb"/>
      <style:text-properties fo:color="#000000" officeooo:paragraph-rsid="0026c7e7"/>
    </style:style>
    <style:style style:name="P27" style:family="paragraph" style:parent-style-name="Standard">
      <style:paragraph-properties fo:line-height="115%" fo:padding="0in" fo:border="none" style:shadow="none" style:writing-mode="lr-tb"/>
      <style:text-properties fo:color="#000000" officeooo:paragraph-rsid="001e5f24"/>
    </style:style>
    <style:style style:name="P28" style:family="paragraph" style:parent-style-name="Standard">
      <style:paragraph-properties fo:line-height="115%" fo:padding="0in" fo:border="none" style:shadow="none" style:writing-mode="lr-tb"/>
      <style:text-properties fo:color="#000000" style:font-name="LM Mono Prop Light 101" fo:font-size="4pt" fo:font-style="italic" officeooo:rsid="001e5f24" officeooo:paragraph-rsid="001e5f24" style:font-size-asian="3.5pt" style:font-style-asian="italic" style:font-size-complex="4pt" style:font-style-complex="italic"/>
    </style:style>
    <style:style style:name="P29" style:family="paragraph" style:parent-style-name="Title" style:master-page-name="Standard">
      <style:paragraph-properties fo:margin-top="0.1201in" fo:margin-bottom="0.0201in" style:contextual-spacing="false" fo:line-height="115%" fo:text-align="center" style:justify-single-word="false" style:page-number="auto" fo:break-before="auto" fo:break-after="auto" style:writing-mode="lr-tb"/>
      <style:text-properties fo:color="#000000" officeooo:paragraph-rsid="0027046f"/>
    </style:style>
    <style:style style:name="T1"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officeooo:rsid="0019af86" style:text-blinking="false" fo:background-color="#ffffff" loext:char-shading-value="0"/>
    </style:style>
    <style:style style:name="T3" style:family="text">
      <style:text-properties fo:font-variant="normal" fo:text-transform="none" fo:color="#000000" style:text-line-through-style="none" style:text-line-through-type="none" fo:font-style="normal" style:text-underline-style="none" officeooo:rsid="00237421" style:text-blinking="false" fo:background-color="#ffffff" loext:char-shading-value="0"/>
    </style:style>
    <style:style style:name="T4" style:family="text">
      <style:text-properties fo:font-variant="normal" fo:text-transform="none" fo:color="#000000" style:text-line-through-style="none" style:text-line-through-type="none" fo:font-style="normal" style:text-underline-style="none" officeooo:rsid="001947f5" style:text-blinking="false" fo:background-color="#ffffff" loext:char-shading-value="0" style:font-name-asian="LM Mono Prop Light 10" style:font-name-complex="LM Mono Prop Light 10"/>
    </style:style>
    <style:style style:name="T5"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6" style:family="text">
      <style:text-properties fo:font-variant="normal" fo:text-transform="none" fo:color="#000000" style:text-line-through-style="none" style:text-line-through-type="none" style:text-position="super 58%" fo:font-style="normal" style:text-underline-style="none" officeooo:rsid="0019af86" style:text-blinking="false" fo:background-color="#ffffff" loext:char-shading-value="0"/>
    </style:style>
    <style:style style:name="T7" style:family="text">
      <style:text-properties fo:font-variant="normal" fo:text-transform="none" fo:color="#000000" fo:font-style="normal" style:text-underline-style="solid" style:text-underline-width="auto" style:text-underline-color="font-color" fo:background-color="#ffffff" loext:char-shading-value="0"/>
    </style:style>
    <style:style style:name="T8" style:family="text">
      <style:text-properties fo:font-variant="normal" fo:text-transform="none" style:text-line-through-style="none" style:text-line-through-type="none" style:font-name="Lobster 1.4" fo:font-size="14pt" fo:font-style="normal" style:text-underline-style="none" fo:font-weight="normal" officeooo:rsid="00254c9a" style:text-blinking="false" fo:background-color="transparent" loext:char-shading-value="0" style:font-size-asian="14pt" style:font-size-complex="14pt"/>
    </style:style>
    <style:style style:name="T9" style:family="text">
      <style:text-properties fo:font-variant="normal" fo:text-transform="none" style:text-line-through-style="none" style:text-line-through-type="none" style:font-name="LM Mono Prop Light 101" fo:font-size="10pt" fo:font-style="normal" style:text-underline-style="none" fo:font-weight="normal" officeooo:rsid="001947f5" style:text-blinking="false" fo:background-color="transparent" loext:char-shading-value="0" style:font-size-asian="8.75pt" style:font-size-complex="10pt"/>
    </style:style>
    <style:style style:name="T10" style:family="text">
      <style:text-properties fo:font-variant="normal" fo:text-transform="none" style:text-line-through-style="none" style:text-line-through-type="none" style:font-name="LM Mono Prop Light 101" fo:font-size="10pt" fo:font-style="normal" style:text-underline-style="none" fo:font-weight="normal" officeooo:rsid="00295570" style:text-blinking="false" fo:background-color="transparent" loext:char-shading-value="0" style:font-size-asian="8.75pt" style:font-size-complex="10pt"/>
    </style:style>
    <style:style style:name="T11" style:family="text">
      <style:text-properties fo:font-weight="bold" style:font-weight-asian="bold" style:font-weight-complex="bold"/>
    </style:style>
    <style:style style:name="T12" style:family="text">
      <style:text-properties fo:font-weight="bold" officeooo:rsid="0019af86" style:font-weight-asian="bold" style:font-weight-complex="bold"/>
    </style:style>
    <style:style style:name="T13" style:family="text">
      <style:text-properties style:font-name="LM Mono Prop Light 101"/>
    </style:style>
    <style:style style:name="T14" style:family="text">
      <style:text-properties style:font-name="LM Mono Prop Light 101" officeooo:rsid="001947f5" style:font-name-asian="Arial" style:font-name-complex="Arial"/>
    </style:style>
    <style:style style:name="T15" style:family="text">
      <style:text-properties style:font-name="LM Mono Prop Light 101" fo:font-size="11pt" officeooo:rsid="0019af86" style:font-name-asian="Arial" style:font-size-asian="11pt" style:font-name-complex="Arial" style:font-size-complex="11pt"/>
    </style:style>
    <style:style style:name="T16" style:family="text">
      <style:text-properties style:font-name="LM Mono Prop Light 101" fo:font-size="11pt" officeooo:rsid="001e5f24" style:font-name-asian="Arial" style:font-size-asian="11pt" style:font-name-complex="Arial" style:font-size-complex="11pt"/>
    </style:style>
    <style:style style:name="T17" style:family="text">
      <style:text-properties style:font-name="LM Mono Prop Light 101" fo:font-size="11pt" fo:font-style="normal" officeooo:rsid="0019af86" style:font-name-asian="Arial" style:font-size-asian="11pt" style:font-style-asian="normal" style:font-name-complex="Arial" style:font-size-complex="11pt" style:font-style-complex="normal"/>
    </style:style>
    <style:style style:name="T18" style:family="text">
      <style:text-properties style:font-name="LM Mono Prop Light 101" fo:font-size="11pt" fo:background-color="transparent" loext:char-shading-value="0" style:font-size-asian="11pt" style:font-size-complex="11pt"/>
    </style:style>
    <style:style style:name="T19" style:family="text">
      <style:text-properties style:font-name="LM Mono Prop Light 101" fo:font-style="italic" style:font-style-asian="italic" style:font-style-complex="italic"/>
    </style:style>
    <style:style style:name="T20" style:family="text">
      <style:text-properties style:font-name="LM Mono Prop Light 101" fo:font-style="italic" officeooo:rsid="00237421" style:font-style-asian="italic" style:font-style-complex="italic"/>
    </style:style>
    <style:style style:name="T21" style:family="text">
      <style:text-properties style:font-name="LM Mono Prop Light 101" fo:font-style="italic" officeooo:rsid="001e5f24" style:font-style-asian="italic" style:font-style-complex="italic"/>
    </style:style>
    <style:style style:name="T22" style:family="text">
      <style:text-properties style:font-name="LM Mono Prop Light 10" officeooo:rsid="001947f5" style:font-name-asian="LM Mono Prop Light 10" style:font-name-complex="LM Mono Prop Light 10"/>
    </style:style>
    <style:style style:name="T23" style:family="text">
      <style:text-properties style:font-name="LM Mono Prop Light 10" fo:font-size="11pt" fo:font-style="normal" fo:font-weight="normal" officeooo:rsid="001947f5" style:font-name-asian="LM Mono Prop Light 10" style:font-size-asian="11pt" style:font-style-asian="normal" style:font-weight-asian="normal" style:font-name-complex="LM Mono Prop Light 10" style:font-size-complex="11pt" style:font-style-complex="normal" style:font-weight-complex="normal"/>
    </style:style>
    <style:style style:name="T24" style:family="text">
      <style:text-properties style:font-name="LM Mono Prop Light 10" fo:font-size="11pt" officeooo:rsid="001947f5" style:font-name-asian="LM Mono Prop Light 10" style:font-size-asian="11pt" style:font-name-complex="LM Mono Prop Light 10" style:font-size-complex="11pt"/>
    </style:style>
    <style:style style:name="T25" style:family="text">
      <style:text-properties style:font-name="LM Mono Prop Light 10" fo:font-size="11pt" fo:font-weight="normal" officeooo:rsid="001947f5" style:font-name-asian="LM Mono Prop Light 10" style:font-size-asian="11pt" style:font-weight-asian="normal" style:font-name-complex="LM Mono Prop Light 10" style:font-size-complex="11pt" style:font-weight-complex="normal"/>
    </style:style>
    <style:style style:name="T26" style:family="text">
      <style:text-properties officeooo:rsid="0019af86"/>
    </style:style>
    <style:style style:name="T27" style:family="text">
      <style:text-properties fo:font-size="11pt" officeooo:rsid="001947f5" style:font-name-asian="Arial" style:font-size-asian="11pt" style:font-name-complex="Arial" style:font-size-complex="11pt"/>
    </style:style>
    <style:style style:name="T28" style:family="text">
      <style:text-properties fo:font-size="11pt" fo:font-style="italic" style:font-size-asian="11pt" style:font-style-asian="italic" style:font-size-complex="11pt" style:font-style-complex="italic"/>
    </style:style>
    <style:style style:name="T29" style:family="text">
      <style:text-properties officeooo:rsid="001e5f24"/>
    </style:style>
    <style:style style:name="T30" style:family="text">
      <style:text-properties officeooo:rsid="001947f5"/>
    </style:style>
    <style:style style:name="T31" style:family="text">
      <style:text-properties officeooo:rsid="00288b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8">Revolution Shuffle</text:span><text:span text:style-name="T9"> </text:span><text:span text:style-name="T10">por </text:span><text:span text:style-name="T9">Bao Phi</text:span></text:p>
      <text:p text:style-name="P11"/>
      <text:p text:style-name="P15"><text:span text:style-name="T12">Synopsis:</text:span><text:span text:style-name="T26"> </text:span>A zombie epidemic spread across the US. 70% of the population, many white, <text:span text:style-name="T26">were</text:span> infected. <text:span text:style-name="T26">Without evidence, t</text:span>he government classified the epidemic as a terrorist act, and the US p<text:span text:style-name="T30">opulation</text:span> blamed China, North Korea, and the Middle East.</text:p>
      <text:p text:style-name="P17"/>
      <text:p text:style-name="P15">The military <text:span text:style-name="T26">built</text:span> fortified c<text:span text:style-name="T26">omplexes</text:span> around giant zombie-attracting machines and <text:span text:style-name="T26">then</text:span> imprisoned Asian- and Arab-Americans (<text:span text:style-name="T26">along with</text:span> anyone else that fit “the profile”) in th<text:span text:style-name="T26">e</text:span> <text:span text:style-name="T29">labor </text:span>camps to work as mechanics and operators. Politicians claimed that forced labor was “for their own protection,” since peoples of these groups were <text:span text:style-name="T26">frequent</text:span> target<text:span text:style-name="T26">s</text:span> <text:span text:style-name="T26">of</text:span> hate crimes.</text:p>
      <text:p text:style-name="P17"/>
      <text:p text:style-name="P15">Two Vietnamese-Americans, one male and one female, prepare to liberate a camp, and they debate the <text:span text:style-name="T31">possible </text:span>outcome<text:span text:style-name="T31">s</text:span> of a successful operatio<text:span text:style-name="T26">n.</text:span></text:p>
      <text:p text:style-name="P15"/>
      <text:p text:style-name="P11"/>
      <text:p text:style-name="P5"><text:span text:style-name="T12">Selected </text:span><text:span text:style-name="T11">Passage</text:span><text:span text:style-name="T12">s:</text:span></text:p>
      <text:p text:style-name="P26"><text:span text:style-name="T25"></text:span><text:span text:style-name="T15"> </text:span><text:span text:style-name="T16">After a moment of silence, she asked him, “What do you miss right now?”</text:span></text:p>
      <text:p text:style-name="P22"/>
      <text:p text:style-name="P16">This game again. “A messy plate of nachos,” he said with a sigh. “You?”</text:p>
      <text:p text:style-name="P19"/>
      <text:p text:style-name="P12">“Phở,” she replied, pronouncing it the way only a Vietnamese American whose best language skills revolved around a menu could. He heard it the way a Vietnamese American who understood Vietnamese best when it was coming from his parents would. He smiled. Phở was always her answer.</text:p>
      <text:p text:style-name="P20"/>
      <text:p text:style-name="P27"><text:span text:style-name="T19">“</text:span><text:span text:style-name="T20">H</text:span><text:span text:style-name="T21">ow about that lady with the shack out by that camp,” he asked softly, craning his neck, peering up at stars. “You remember, that camp just outside the remains of Kansas City?”</text:span></text:p>
      <text:p text:style-name="P21"/>
      <text:p text:style-name="P14">She let out a dismissive puff of air through her lips. “Dingy beef water and spaghetti no<text:span text:style-name="T31">o</text:span>dles do not a phở make buddy,” she laughed. “You of all people should feel me on that one.”</text:p>
      <text:p text:style-name="P21"/>
      <text:p text:style-name="P14">“Certainly wasn't as good as my mom's, that's for sure,” he deadpanned.</text:p>
      <text:p text:style-name="P21"/>
      <text:p text:style-name="P14">She laughed out loud and sudden, her smile cornering deep into her cheeks. They were about the same height and roughly the same age, so most assumed that they were brother and sister, though they could not look any more different. While both had black hair, hers cascaded down her back, a river in the dark. His was ragged and short like a burnt field. Her small long eyes slanted, like two dark swans, beaks dipping in to kiss above her nose. His eyes were deep, difficult. She was beautiful, magnetic, even if she did not want to be. His appearance was forgettable at best; for better or worse, he was always the background.</text:p>
      <text:p text:style-name="P21"/>
      <text:p text:style-name="P21"/>
      <text:p text:style-name="P4"><text:soft-page-break/></text:p>
      <text:p text:style-name="P26"><text:span text:style-name="T23"></text:span><text:span text:style-name="T17"> </text:span><text:span text:style-name="T19">Tragic times do not beg for complexity. After the emergency legislation was passed, police and military contractors began rounding up and transporting Asian Americans, Arab Americans, and any person in that particular color spectrum into their new work camps. It didn’t matter if a person actually had ancestry from North Korea, China, or the Middle East. It became all too apparent that was not the point. There were Pacific Islanders, Native Americans, Chicanos, and Black people thrown into the camp for protesting, for daring to raise their voices in opposition, for choosing the wrong side. Close enough. And thus people learned not to speak out against the camps. In the wake of disaster, America became even less subtle.</text:span></text:p>
      <text:p text:style-name="P13"/>
      <text:p text:style-name="P7">Discussion:</text:p>
      <text:p text:style-name="P23">How does this story...</text:p>
      <text:p text:style-name="P9"><text:span text:style-name="T22"></text:span><text:span text:style-name="T13"> relate to the community work that you do?</text:span></text:p>
      <text:p text:style-name="P25"><text:span text:style-name="T22"></text:span><text:span text:style-name="T14"> </text:span><text:span text:style-name="T13">resonate in relationship to the communities with which you are connected?</text:span></text:p>
      <text:p text:style-name="P24"/>
      <text:p text:style-name="P8">Writing Prompts:</text:p>
      <text:p text:style-name="P6"><text:span text:style-name="T24"></text:span><text:span text:style-name="T27"> “</text:span><text:span text:style-name="T28">Her hope was that, if she died, her soul would travel to the last beautiful place she imagined.”</text:span><text:span text:style-name="T27"> </text:span>If you were to die right now, where would your soul travel?</text:p>
      <text:p text:style-name="P18"/>
      <text:p text:style-name="P10"><text:span text:style-name="T22"></text:span><text:span text:style-name="T14"> </text:span><text:span text:style-name="T18">One of the passages that we read speaks of language and the popular, migrant, and unofficial forms of language. Share an experience that speaks to your relationship to language(s), and how popular or slang forms of language sound and feel different in different pla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M Mono Prop Light 10" svg:font-family="'LM Mono Prop Light 10'"/>
    <style:font-face style:name="LM Mono Prop Light 101" svg:font-family="'LM Mono Prop Light 10'" style:font-pitch="variable"/>
    <style:font-face style:name="Lobster 1.4" svg:font-family="'Lobster 1.4'"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paragraph-properties fo:margin-top="0.1201in" fo:margin-bottom="0.0201in" style:contextual-spacing="false" fo:text-align="center" style:justify-single-word="false"/>
      <style:text-properties style:font-name="Lobster 1.4" fo:font-size="16pt" officeooo:paragraph-rsid="0019af86" style:font-size-asian="16pt" style:font-size-complex="16pt"/>
    </style:style>
    <style:style style:name="MP2" style:family="paragraph" style:parent-style-name="Footer">
      <style:text-properties style:font-name="LM Mono Prop Light 101" fo:font-size="10pt" fo:font-weight="bold" officeooo:paragraph-rsid="0019af86" style:font-size-asian="10pt" style:font-weight-asian="bold" style:font-size-complex="10pt" style:font-weight-complex="bold"/>
    </style:style>
    <style:style style:name="MP3" style:family="paragraph" style:parent-style-name="Text_20_body">
      <style:paragraph-properties fo:margin-top="0in" fo:margin-bottom="0in" style:contextual-spacing="false" fo:line-height="115%" fo:padding="0in" fo:border="none" style:shadow="none" style:writing-mode="lr-tb"/>
      <style:text-properties style:font-name="LM Mono Prop Light 101" fo:font-size="10pt" fo:font-weight="bold" officeooo:rsid="001ae046" officeooo:paragraph-rsid="0026c7e7" style:font-size-asian="10pt" style:font-weight-asian="bold" style:font-size-complex="10pt" style:font-weight-complex="bold"/>
    </style:style>
    <style:style style:name="MT1"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MT2" style:family="text">
      <style:text-properties fo:font-variant="normal" fo:text-transform="none" fo:color="#000000" fo:font-style="normal" style:text-underline-style="solid" style:text-underline-width="auto" style:text-underline-color="font-color" fo:background-color="#ffffff" loext:char-shading-value="0"/>
    </style:style>
    <style:style style:name="MT3" style:family="text">
      <style:text-properties fo:font-variant="normal" fo:text-transform="none" fo:color="#000000" style:text-line-through-style="none" style:text-line-through-type="none" style:text-underline-style="none" style:text-blinking="false" fo:background-color="#ffffff" loext:char-shading-value="0"/>
    </style:style>
    <style:style style:name="MT4" style:family="text">
      <style:text-properties fo:font-variant="normal" fo:text-transform="none" fo:color="#000000" style:text-line-through-style="none" style:text-line-through-type="none" fo:font-style="normal" style:text-underline-style="none" officeooo:rsid="0019af86" style:text-blinking="false" fo:background-color="#ffffff" loext:char-shading-value="0"/>
    </style:style>
    <style:style style:name="MT5" style:family="text">
      <style:text-properties fo:font-variant="normal" fo:text-transform="none" fo:color="#000000" style:text-line-through-style="none" style:text-line-through-type="none" style:text-position="super 58%" fo:font-style="normal" style:text-underline-style="none" officeooo:rsid="0019af86" style:text-blinking="false" fo:background-color="#ffffff" loext:char-shading-value="0"/>
    </style:style>
    <style:style style:name="MT6" style:family="text">
      <style:text-properties fo:font-variant="normal" fo:text-transform="none" fo:color="#000000" style:text-line-through-style="none" style:text-line-through-type="none" fo:font-style="normal" style:text-underline-style="none" officeooo:rsid="00237421" style:text-blinking="false" fo:background-color="#ffffff" loext:char-shading-value="0"/>
    </style:style>
    <style:style style:name="MT7" style:family="text">
      <style:text-properties fo:font-variant="normal" fo:text-transform="none" fo:color="#000000" style:text-line-through-style="none" style:text-line-through-type="none" fo:font-style="normal" style:text-underline-style="none" officeooo:rsid="001947f5" style:text-blinking="false" fo:background-color="#ffffff" loext:char-shading-value="0" style:font-name-asian="LM Mono Prop Light 10" style:font-name-complex="LM Mono Prop Light 10"/>
    </style:style>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3in" fo:margin-left="0in" fo:margin-right="0in" fo:margin-bottom="0.1in" style:dynamic-spacing="false"/>
      </style:header-style>
      <style:footer-style>
        <style:header-footer-properties fo:min-height="0.2in" fo:margin-left="0in" fo:margin-right="0in" fo:margin-top="0in" style:dynamic-spacing="true"/>
      </style:footer-style>
    </style:page-layout>
  </office:automatic-styles>
  <office:master-styles>
    <style:master-page style:name="Standard" style:page-layout-name="Mpm1">
      <style:header>
        <text:p text:style-name="MP1"><text:span text:style-name="MT1">Books Beats &amp; Visions: An </text:span><text:span text:style-name="MT2">Octavia’s Brood</text:span><text:span text:style-name="MT3"> </text:span><text:span text:style-name="MT1">Reading Group</text:span></text:p>
      </style:header>
      <style:footer>
        <text:p text:style-name="MP2"><text:span text:style-name="MT4">Dancing at Bembe: 81 S 6</text:span><text:span text:style-name="MT5">th</text:span><text:span text:style-name="MT4"> St., Brooklyn, NY 11211</text:span></text:p>
        <text:p text:style-name="MP3"><text:span text:style-name="MT6">Next meeting <text:s/></text:span><text:span text:style-name="MT7"></text:span><text:span text:style-name="MT6"> <text:s/></text:span><text:span text:style-name="MT4">October 28 <text:s/></text:span><text:span text:style-name="MT7"></text:span><text:span text:style-name="MT4"> <text:s/>Black Angel </text:span><text:span text:style-name="MT6">by</text:span><text:span text:style-name="MT4"> Walidah Imarish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0</meta:editing-cycles>
    <dc:date>2015-10-14T19:02:03.033694386</dc:date>
    <meta:editing-duration>PT17M59S</meta:editing-duration>
    <meta:document-statistic meta:table-count="0" meta:image-count="0" meta:object-count="0" meta:page-count="2" meta:paragraph-count="23" meta:word-count="644" meta:character-count="3775" meta:non-whitespace-character-count="3150"/>
  </office:meta>
</office:document-meta>
</file>